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 fo:min-height="0.894cm" fo:min-width="1.723cm"/>
    </style:style>
    <style:style style:name="gr2" style:family="graphic" style:parent-style-name="standard">
      <style:graphic-properties draw:textarea-horizontal-align="justify" draw:textarea-vertical-align="middle" draw:auto-grow-height="false" fo:min-height="0.896cm" fo:min-width="2.551cm"/>
    </style:style>
    <style:style style:name="gr3" style:family="graphic" style:parent-style-name="standard">
      <style:graphic-properties draw:textarea-horizontal-align="justify" draw:textarea-vertical-align="middle" draw:auto-grow-height="false" fo:min-height="0.893cm" fo:min-width="5.85cm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2.159cm" fo:min-width="3.501cm"/>
    </style:style>
    <style:style style:name="gr6" style:family="graphic" style:parent-style-name="standard">
      <style:graphic-properties draw:textarea-horizontal-align="justify" draw:textarea-vertical-align="middle" draw:auto-grow-height="false" fo:min-height="3.052cm" fo:min-width="7.882cm"/>
    </style:style>
    <style:style style:name="gr7" style:family="graphic" style:parent-style-name="standard">
      <style:graphic-properties draw:textarea-horizontal-align="justify" draw:textarea-vertical-align="middle" draw:auto-grow-height="false" fo:min-height="1.011cm" fo:min-width="2.793cm"/>
    </style:style>
    <style:style style:name="gr8" style:family="graphic" style:parent-style-name="standard">
      <style:graphic-properties draw:textarea-horizontal-align="justify" draw:textarea-vertical-align="middle" draw:auto-grow-height="false" fo:min-height="0.893cm" fo:min-width="5.977cm"/>
    </style:style>
    <style:style style:name="P1" style:family="paragraph">
      <style:paragraph-properties fo:text-align="center"/>
    </style:style>
    <style:style style:name="P2" style:family="paragraph">
      <loext:graphic-properties draw:fill-color="#ffff00"/>
      <style:paragraph-properties fo:text-align="center"/>
    </style:style>
    <style:style style:name="P3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445cm" svg:height="2.286cm" svg:x="3.032cm" svg:y="7.096cm">
          <text:p text:style-name="P1">Leaf Node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3.175cm" svg:height="1.27cm" svg:x="3.667cm" svg:y="3.413cm">
          <text:p text:style-name="P1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6.35cm" svg:height="1.143cm" svg:x="2.143cm" svg:y="5.318cm">
          <text:p text:style-name="P1">Current Node S0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7.477cm" svg:y1="8.239cm" svg:x2="10.779cm" svg:y2="8.239cm">
          <text:p text:style-name="P1">Yes</text:p>
        </draw:line>
        <draw:custom-shape draw:style-name="gr5" draw:text-style-name="P2" draw:layer="layout" svg:width="8.001cm" svg:height="4.817cm" draw:transform="skewX (0.0020943951023932) rotate (0.00209439510239319) translate (10.779cm 5.835cm)">
          <text:p text:style-name="P1">(Ni(# of Samples) = 0)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3" draw:layer="layout" svg:x1="14.716cm" svg:y1="10.652cm" svg:x2="14.716cm" svg:y2="12.938cm">
          <text:p text:style-name="P1">No</text:p>
        </draw:line>
        <draw:custom-shape draw:style-name="gr6" draw:text-style-name="P1" draw:layer="layout" svg:width="8.382cm" svg:height="3.302cm" svg:x="9.509cm" svg:y="12.938cm">
          <text:p text:style-name="P1">Add All Possible Moves</text:p>
          <text:p text:style-name="P1">Add as children nodes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429cm" svg:height="1.397cm" svg:x="13.065cm" svg:y="2.905cm">
          <text:p text:style-name="P1">RollO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14.716cm" svg:y1="5.953cm" svg:x2="14.716cm" svg:y2="4.175cm">
          <text:p text:style-name="P1">Yes</text:p>
        </draw:line>
        <draw:custom-shape draw:style-name="gr8" draw:text-style-name="P1" draw:layer="layout" svg:width="6.477cm" svg:height="1.143cm" svg:x="11.16cm" svg:y="16.875cm">
          <text:p text:style-name="P1">Select First Node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429cm" svg:height="1.397cm" svg:x="12.938cm" svg:y="18.78cm">
          <text:p text:style-name="P1">RollO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6T21:48:07.169479279</meta:creation-date>
    <meta:editing-duration>PT9H12M38S</meta:editing-duration>
    <meta:editing-cycles>2</meta:editing-cycles>
    <meta:generator>LibreOffice/6.2.4.2$Linux_X86_64 LibreOffice_project/20$Build-2</meta:generator>
    <dc:date>2019-07-17T01:53:42.271857223</dc:date>
    <meta:document-statistic meta:object-count="11"/>
  </office:meta>
</office:document-meta>
</file>